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8dcaf" officeooo:paragraph-rsid="0008dcaf" style:font-size-asian="13pt" style:font-weight-asian="bold" style:font-size-complex="13pt" style:font-weight-complex="bold"/>
    </style:style>
    <style:style style:name="P3" style:family="paragraph">
      <loext:graphic-properties draw:fill="solid" draw:fill-color="#e3e3e3"/>
      <style:paragraph-properties fo:margin-top="0.0071in" fo:margin-bottom="0in"/>
      <style:text-properties fo:font-size="10pt" style:font-size-asian="10pt" style:font-size-complex="10pt"/>
    </style:style>
    <style:style style:name="T1" style:family="text">
      <style:text-properties officeooo:rsid="0008dcaf"/>
    </style:style>
    <style:style style:name="T2" style:family="text">
      <style:text-properties officeooo:rsid="000a55ed"/>
    </style:style>
    <style:style style:name="gr1" style:family="graphic">
      <style:graphic-properties draw:stroke="dash" draw:stroke-dash="Dash" svg:stroke-color="#000000" svg:stroke-linecap="butt" draw:fill="solid" draw:fill-color="#e3e3e3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e3e3e3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" svg:stroke-color="#000000" svg:stroke-linecap="butt" draw:fill="solid" draw:fill-color="#e3e3e3" fo:min-height="0.41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ash" svg:stroke-color="#000000" svg:stroke-linecap="butt" draw:fill="solid" draw:fill-color="#e3e3e3" fo:min-height="1.9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<text:span text:style-name="T2">5</text:span></text:p>
      <text:h text:style-name="Heading_20_1" text:outline-level="1">Aim : Write A Program In PHP For Factorial, Reverse A Number, Fibonacci <text:span text:style-name="T1">And Prime Number</text:span>.</text:h>
      <text:p text:style-name="P1">Factorial</text:p>
      <text:p text:style-name="Standard">&lt;?php</text:p>
      <text:p text:style-name="Standard">$num = 10;</text:p>
      <text:p text:style-name="Standard">for ($i = 1; $i &lt;= $num; $i++) {</text:p>
      <text:p text:style-name="Standard">    $fatorial = 1;</text:p>
      <text:p text:style-name="Standard">    for ($j = 1; $j &lt;= $i; $j++) {</text:p>
      <text:p text:style-name="Standard">        $fatorial *= $j;</text:p>
      <text:p text:style-name="Standard">    }</text:p>
      <text:p text:style-name="Standard">    echo "Fatorial Of $i Is: $fatorial&lt;br&gt;";</text:p>
      <text:p text:style-name="Standard">}</text:p>
      <text:p text:style-name="Standard">?&gt;</text:p>
      <text:p text:style-name="P1"><draw:frame text:anchor-type="paragraph" draw:z-index="0" draw:name="Text Frame 1" draw:style-name="gr4" draw:text-style-name="P3" svg:width="3.3051in" svg:height="1.9177in" svg:x="0.0535in" svg:y="0.0465in"><draw:text-box><text:p>Fatorial Of 1 Is: 1</text:p><text:p>Fatorial Of 2 Is: 2</text:p><text:p>Fatorial Of 3 Is: 6</text:p><text:p>Fatorial Of 4 Is: 24</text:p><text:p>Fatorial Of 5 Is: 120</text:p><text:p>Fatorial Of 6 Is: 720</text:p><text:p>Fatorial Of 7 Is: 5040</text:p><text:p>Fatorial Of 8 Is: 40320</text:p><text:p>Fatorial Of 9 Is: 362880</text:p><text:p>Fatorial Of 10 Is: 3628800 </text:p></draw:text-box></draw:frame></text:p>
      <text:p text:style-name="Standard"/>
      <text:p text:style-name="Text_20_body"/>
      <text:p text:style-name="Text_20_body"/>
      <text:p text:style-name="Text_20_body"/>
      <text:p text:style-name="Standard"/>
      <text:p text:style-name="Standard"/>
      <text:p text:style-name="P2"/>
      <text:p text:style-name="P2"/>
      <text:p text:style-name="P2">Reverse A Number</text:p>
      <text:p text:style-name="Standard">&lt;?php</text:p>
      <text:p text:style-name="Standard">$num = 1234;</text:p>
      <text:p text:style-name="Standard">echo "Number: $num";</text:p>
      <text:p text:style-name="Standard">$reverse = 0;</text:p>
      <text:p text:style-name="Standard">while($num &gt; 0) {</text:p>
      <text:p text:style-name="Standard">    $reminder = $num % 10;</text:p>
      <text:p text:style-name="Standard">    $reverse = $reverse * 10 + $reminder;</text:p>
      <text:p text:style-name="Standard">    $num = (int)($num / 10);</text:p>
      <text:p text:style-name="Standard">}</text:p>
      <text:p text:style-name="Standard">echo "&lt;br&gt;Reverse Number: $reverse";</text:p>
      <text:p text:style-name="Standard">?&gt;</text:p>
      <text:p text:style-name="P2"><draw:frame text:anchor-type="paragraph" draw:z-index="1" draw:name="Text Frame 2" draw:style-name="gr3" draw:text-style-name="P3" svg:width="3.3051in" svg:height="0.4157in" svg:x="0.0535in" svg:y="0.0925in"><draw:text-box><text:p>Number: 1234</text:p><text:p>Reverse Number: 4321 </text:p></draw:text-box></draw:frame></text:p>
      <text:p text:style-name="P2"/>
      <text:p text:style-name="P2"/>
      <text:p text:style-name="P2"/>
      <text:p text:style-name="P2"/>
      <text:p text:style-name="P2"/>
      <text:p text:style-name="P2"><text:soft-page-break/>Fibonacci</text:p>
      <text:p text:style-name="Standard">&lt;?php</text:p>
      <text:p text:style-name="Standard">$num = 10;</text:p>
      <text:p text:style-name="Standard">$first = 0;</text:p>
      <text:p text:style-name="Standard">$second = 1;</text:p>
      <text:p text:style-name="Standard">echo "$first, $second";</text:p>
      <text:p text:style-name="Standard">for ($i = 2; $i &lt; $num; $i++) {</text:p>
      <text:p text:style-name="Standard">    $next = $first + $second;</text:p>
      <text:p text:style-name="Standard">    echo ", $next";</text:p>
      <text:p text:style-name="Standard">    $first = $second;</text:p>
      <text:p text:style-name="Standard">    $second = $next;</text:p>
      <text:p text:style-name="Standard">}</text:p>
      <text:p text:style-name="Standard">?&gt;</text:p>
      <text:p text:style-name="P2"><draw:frame text:anchor-type="paragraph" draw:z-index="2" draw:name="Text Frame 3" draw:style-name="gr2" draw:text-style-name="P3" svg:width="3.3051in" svg:height="0.1925in" svg:x="0.0339in" svg:y="0.0146in"><draw:text-box><text:p>0, 1, 1, 2, 3, 5, 8, 13, 21, 34 </text:p></draw:text-box></draw:frame></text:p>
      <text:p text:style-name="P2"/>
      <text:p text:style-name="P2">Prime Number</text:p>
      <text:p text:style-name="Standard">&lt;?php</text:p>
      <text:p text:style-name="Standard">$stop = 100;</text:p>
      <text:p text:style-name="Standard">for ($i = 2; $i &lt;= $stop; $i++) {</text:p>
      <text:p text:style-name="Standard">    $isPrime = true;</text:p>
      <text:p text:style-name="Standard">    for ($j = 2; $j &lt; $i; $j++) {</text:p>
      <text:p text:style-name="Standard">        if ($i % $j == 0) {</text:p>
      <text:p text:style-name="Standard">            $isPrime = false;</text:p>
      <text:p text:style-name="Standard">            break;</text:p>
      <text:p text:style-name="Standard">        }</text:p>
      <text:p text:style-name="Standard">    }</text:p>
      <text:p text:style-name="Standard">    if ($isPrime) {</text:p>
      <text:p text:style-name="Standard">        echo "$i, ";</text:p>
      <text:p text:style-name="Standard">    }</text:p>
      <text:p text:style-name="Standard">}</text:p>
      <text:p text:style-name="Standard">?&gt;</text:p>
      <text:p text:style-name="Standard"><draw:frame text:anchor-type="paragraph" draw:z-index="3" draw:name="Text Frame 4" draw:style-name="gr1" draw:text-style-name="P3" svg:width="3.3051in" svg:height="0.3843in" svg:x="0.0339in" svg:y="0.0146in"><draw:text-box><text:p>2, 3, 5, 7, 11, 13, 17, 19, 23, 29, 31, 37, 41, 43, 47, 53, 59, 61, 67, 71, 73, 79, 83, 89, 97, </text:p></draw:text-box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20:21:06.427000000</meta:creation-date>
    <dc:date>2025-03-08T23:53:57.644000000</dc:date>
    <meta:editing-duration>PT1M46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54" meta:word-count="185" meta:character-count="947" meta:non-whitespace-character-count="696"/>
  </office:meta>
</office:document-meta>
</file>